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onError.generateSaxFragment(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ionError.ValidationError( String errorMessageKey , String [ ]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rror.ValidationError( String errorMessage , boolean i18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idationError.ValidationError( XMLizable err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rror.ValidationError( String errorMessageKey , String [ ] parameters , boolean [ ] ke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rror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ationError.ValidationError( String errorMessag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